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Arial MSFontService', sans-serif"/>
    <style:font-face style:name="Lohit Devanagari1" svg:font-family="'Lohit Devanagari'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000000" style:font-name="verdana" fo:font-size="9.75pt" fo:letter-spacing="normal" fo:language="pt" fo:country="BR" fo:font-style="normal" fo:font-weight="normal" loext:padding="0cm" loext:border="none"/>
    </style:style>
    <style:style style:name="P2" style:family="paragraph" style:parent-style-name="Text_20_body">
      <style:paragraph-properties fo:orphans="2" fo:widows="2"/>
      <style:text-properties fo:font-variant="normal" fo:text-transform="none" fo:color="#000000" style:font-name="verdana" fo:font-size="9.75pt" fo:letter-spacing="normal" fo:language="pt" fo:country="BR" fo:font-style="normal" fo:font-weight="normal" officeooo:paragraph-rsid="000fd2a0" loext:padding="0cm" loext:border="none"/>
    </style:style>
    <style:style style:name="P3" style:family="paragraph" style:parent-style-name="Text_20_body" style:list-style-name="L8">
      <style:paragraph-properties fo:orphans="2" fo:widows="2"/>
      <style:text-properties fo:font-variant="normal" fo:text-transform="none" fo:color="#000000" style:font-name="verdana" fo:font-size="9.75pt" fo:letter-spacing="normal" fo:language="pt" fo:country="BR" fo:font-style="normal" fo:font-weight="normal" officeooo:paragraph-rsid="000e5033" loext:padding="0cm" loext:border="none"/>
    </style:style>
    <style:style style:name="P4" style:family="paragraph" style:parent-style-name="Text_20_body">
      <style:paragraph-properties fo:orphans="2" fo:widows="2"/>
      <style:text-properties fo:font-variant="normal" fo:text-transform="none" fo:color="#000000" style:font-name="verdana" fo:font-size="9.75pt" fo:letter-spacing="normal" fo:language="pt" fo:country="BR" fo:font-style="normal" fo:font-weight="normal" officeooo:rsid="000d4c32" officeooo:paragraph-rsid="000d4c32" loext:padding="0cm" loext:border="none"/>
    </style:style>
    <style:style style:name="P5" style:family="paragraph" style:parent-style-name="Text_20_body">
      <style:paragraph-properties fo:orphans="2" fo:widows="2"/>
      <style:text-properties fo:font-variant="normal" fo:text-transform="none" fo:color="#000000" style:font-name="verdana" fo:font-size="9.75pt" fo:letter-spacing="normal" fo:language="pt" fo:country="BR" fo:font-style="normal" fo:font-weight="normal" officeooo:rsid="000fd2a0" officeooo:paragraph-rsid="000fd2a0" loext:padding="0cm" loext:border="none"/>
    </style:style>
    <style:style style:name="P6" style:family="paragraph" style:parent-style-name="Text_20_body">
      <style:paragraph-properties fo:orphans="2" fo:widows="2"/>
      <style:text-properties fo:font-variant="normal" fo:text-transform="none" fo:color="#000000" style:font-name="verdana" fo:font-size="9.75pt" fo:letter-spacing="normal" fo:language="pt" fo:country="BR" fo:font-style="normal" fo:font-weight="normal" officeooo:rsid="000e5033" officeooo:paragraph-rsid="000e5033" loext:padding="0cm" loext:border="none"/>
    </style:style>
    <style:style style:name="P7" style:family="paragraph" style:parent-style-name="Text_20_body">
      <style:paragraph-properties fo:orphans="2" fo:widows="2"/>
      <style:text-properties officeooo:rsid="000fd2a0" officeooo:paragraph-rsid="000fd2a0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000000" style:font-name="verdana" fo:font-size="9.75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000000" style:font-name="verdana" fo:font-size="9.75pt" fo:letter-spacing="normal" fo:font-style="normal" fo:font-weight="normal" officeooo:rsid="000bb617" officeooo:paragraph-rsid="000bb617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0bb617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verdana" fo:font-size="9.75pt" fo:letter-spacing="normal" fo:language="pt" fo:country="BR" fo:font-style="normal" fo:font-weight="normal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verdana" fo:font-size="9.75pt" fo:letter-spacing="normal" fo:language="pt" fo:country="BR" fo:font-style="normal" fo:font-weight="normal" officeooo:paragraph-rsid="000d4c32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verdana" fo:font-size="9.75pt" fo:letter-spacing="normal" fo:language="pt" fo:country="BR" fo:font-style="normal" fo:font-weight="normal" officeooo:paragraph-rsid="000fd2a0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verdana" fo:font-size="9.75pt" fo:letter-spacing="normal" fo:language="pt" fo:country="BR" fo:font-style="normal" fo:font-weight="normal" officeooo:paragraph-rsid="000e5033"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verdana" fo:font-size="9.75pt" fo:letter-spacing="normal" fo:language="pt" fo:country="BR" fo:font-style="normal" fo:font-weight="normal" officeooo:rsid="000e5033" officeooo:paragraph-rsid="000e5033" loext:padding="0cm" loext:border="none"/>
    </style:style>
    <style:style style:name="P16" style:family="paragraph" style:parent-style-name="Text_20_body">
      <style:paragraph-properties fo:margin-top="0cm" fo:margin-bottom="0cm" loext:contextual-spacing="false"/>
      <style:text-properties fo:font-variant="normal" fo:text-transform="none" fo:color="#000000" style:font-name="verdana" fo:font-size="9.75pt" fo:letter-spacing="normal" fo:language="pt" fo:country="BR" fo:font-style="normal" fo:font-weight="normal" officeooo:rsid="000d4c32" officeooo:paragraph-rsid="000d4c32" loext:padding="0cm" loext:border="none"/>
    </style:style>
    <style:style style:name="P17" style:family="paragraph" style:parent-style-name="Text_20_body" style:list-style-name="L2">
      <style:paragraph-properties fo:margin-top="0cm" fo:margin-bottom="0cm" loext:contextual-spacing="false"/>
      <style:text-properties fo:font-variant="normal" fo:text-transform="none" fo:color="#000000" style:font-name="verdana" fo:font-size="9.75pt" fo:letter-spacing="normal" fo:language="pt" fo:country="BR" fo:font-style="normal" fo:font-weight="normal" officeooo:paragraph-rsid="000bb617" loext:padding="0cm" loext:border="none"/>
    </style:style>
    <style:style style:name="P18" style:family="paragraph" style:parent-style-name="Text_20_body">
      <style:paragraph-properties fo:margin-top="0cm" fo:margin-bottom="0cm" loext:contextual-spacing="false"/>
      <style:text-properties fo:font-variant="normal" fo:text-transform="none" fo:color="#000000" style:font-name="verdana" fo:font-size="9.75pt" fo:letter-spacing="normal" fo:language="pt" fo:country="BR" fo:font-style="normal" fo:font-weight="normal" officeooo:paragraph-rsid="000bb617" loext:padding="0cm" loext:border="none"/>
    </style:style>
    <style:style style:name="P19" style:family="paragraph" style:parent-style-name="Text_20_body" style:list-style-name="L2">
      <style:paragraph-properties fo:margin-top="0cm" fo:margin-bottom="0cm" loext:contextual-spacing="false"/>
      <style:text-properties officeooo:paragraph-rsid="000bb617"/>
    </style:style>
    <style:style style:name="P20" style:family="paragraph" style:parent-style-name="Text_20_body">
      <style:paragraph-properties fo:margin-top="0cm" fo:margin-bottom="0cm" loext:contextual-spacing="false" fo:padding="0cm" fo:border="none"/>
      <style:text-properties fo:font-variant="normal" fo:text-transform="none" fo:color="#000000" style:font-name="verdana" fo:font-size="9.75pt" fo:letter-spacing="normal" fo:language="pt" fo:country="BR" fo:font-style="normal" fo:font-weight="normal" loext:padding="0cm" loext:border="none"/>
    </style:style>
    <style:style style:name="P21" style:family="paragraph" style:parent-style-name="Text_20_body" style:list-style-name="L4">
      <style:paragraph-properties fo:margin-top="0cm" fo:margin-bottom="0cm" loext:contextual-spacing="false" fo:padding="0cm" fo:border="none"/>
      <style:text-properties fo:font-variant="normal" fo:text-transform="none" fo:color="#000000" style:font-name="verdana" fo:font-size="9.75pt" fo:letter-spacing="normal" fo:language="pt" fo:country="BR" fo:font-style="normal" fo:font-weight="normal" loext:padding="0cm" loext:border="none"/>
    </style:style>
    <style:style style:name="P22" style:family="paragraph" style:parent-style-name="Text_20_body" style:list-style-name="L5">
      <style:paragraph-properties fo:margin-top="0cm" fo:margin-bottom="0cm" loext:contextual-spacing="false" fo:padding="0cm" fo:border="none"/>
      <style:text-properties fo:font-variant="normal" fo:text-transform="none" fo:color="#000000" style:font-name="verdana" fo:font-size="9.75pt" fo:letter-spacing="normal" fo:language="pt" fo:country="BR" fo:font-style="normal" fo:font-weight="normal" loext:padding="0cm" loext:border="none"/>
    </style:style>
    <style:style style:name="P23" style:family="paragraph" style:parent-style-name="Text_20_body" style:list-style-name="L6">
      <style:paragraph-properties fo:margin-top="0cm" fo:margin-bottom="0cm" loext:contextual-spacing="false" fo:padding="0cm" fo:border="none"/>
      <style:text-properties fo:font-variant="normal" fo:text-transform="none" fo:color="#000000" style:font-name="verdana" fo:font-size="9.75pt" fo:letter-spacing="normal" fo:language="pt" fo:country="BR" fo:font-style="normal" fo:font-weight="normal" loext:padding="0cm" loext:border="none"/>
    </style:style>
    <style:style style:name="P24" style:family="paragraph" style:parent-style-name="Text_20_body">
      <style:paragraph-properties fo:margin-top="0cm" fo:margin-bottom="0cm" loext:contextual-spacing="false" fo:padding="0cm" fo:border="none"/>
      <style:text-properties fo:font-variant="normal" fo:text-transform="none" fo:color="#000000" style:font-name="verdana" fo:font-size="9.75pt" fo:letter-spacing="normal" fo:language="pt" fo:country="BR" fo:font-style="normal" fo:font-weight="normal" officeooo:rsid="000d4c32" officeooo:paragraph-rsid="000d4c32" loext:padding="0cm" loext:border="none"/>
    </style:style>
    <style:style style:name="P25" style:family="paragraph" style:parent-style-name="Text_20_body">
      <style:paragraph-properties fo:margin-top="0cm" fo:margin-bottom="0cm" loext:contextual-spacing="false" fo:padding="0cm" fo:border="none"/>
      <style:text-properties fo:font-variant="normal" fo:text-transform="none" fo:color="#000000" style:font-name="verdana" fo:font-size="9.75pt" fo:letter-spacing="normal" fo:language="pt" fo:country="BR" fo:font-style="normal" fo:font-weight="normal" officeooo:rsid="000d4c32" officeooo:paragraph-rsid="000d4c32" style:font-weight-asian="bold" style:font-weight-complex="bold" loext:padding="0cm" loext:border="none"/>
    </style:style>
    <style:style style:name="T1" style:family="text">
      <style:text-properties fo:language="pt" fo:country="BR"/>
    </style:style>
    <style:style style:name="T2" style:family="text">
      <style:text-properties fo:language="pt" fo:country="BR" loext:padding="0cm" loext:border="none"/>
    </style:style>
    <style:style style:name="T3" style:family="text">
      <style:text-properties fo:language="pt" fo:country="BR" officeooo:rsid="000d4c32" loext:padding="0cm" loext:border="none"/>
    </style:style>
    <style:style style:name="T4" style:family="text">
      <style:text-properties fo:language="pt" fo:country="BR" officeooo:rsid="000fd2a0"/>
    </style:style>
    <style:style style:name="T5" style:family="text">
      <style:text-properties officeooo:rsid="000bb617"/>
    </style:style>
    <style:style style:name="T6" style:family="text">
      <style:text-properties fo:font-variant="normal" fo:text-transform="none" fo:color="#000000" style:font-name="verdana" fo:font-size="9.75pt" fo:letter-spacing="normal" fo:font-style="normal" fo:font-weight="normal"/>
    </style:style>
    <style:style style:name="T7" style:family="text">
      <style:text-properties fo:font-variant="normal" fo:text-transform="none" fo:color="#000000" style:font-name="verdana" fo:font-size="9.75pt" fo:letter-spacing="normal" fo:font-style="normal" fo:font-weight="normal" officeooo:rsid="000bb617"/>
    </style:style>
    <style:style style:name="T8" style:family="text">
      <style:text-properties fo:font-variant="normal" fo:text-transform="none" fo:color="#000000" style:font-name="verdana" fo:font-size="9.75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000000" style:font-name="verdana" fo:font-size="9.75pt" fo:letter-spacing="normal" fo:language="pt" fo:country="BR" fo:font-style="normal" fo:font-weight="normal" loext:padding="0cm" loext:border="none"/>
    </style:style>
    <style:style style:name="T10" style:family="text">
      <style:text-properties fo:font-variant="normal" fo:text-transform="none" fo:color="#000000" style:font-name="verdana" fo:font-size="9.75pt" fo:letter-spacing="normal" fo:language="pt" fo:country="BR" fo:font-style="normal" fo:font-weight="normal" officeooo:rsid="000d4c32" loext:padding="0cm" loext:border="none"/>
    </style:style>
    <style:style style:name="T11" style:family="text">
      <style:text-properties fo:font-variant="normal" fo:text-transform="none" fo:color="#000000" style:font-name="verdana" fo:font-size="9.75pt" fo:letter-spacing="normal" fo:language="pt" fo:country="BR" fo:font-style="normal" fo:font-weight="normal" officeooo:rsid="000bb617" loext:padding="0cm" loext:border="none"/>
    </style:style>
    <style:style style:name="T12" style:family="text">
      <style:text-properties fo:font-variant="normal" fo:text-transform="none" fo:color="#000000" style:font-name="verdana" fo:font-size="9.75pt" fo:letter-spacing="normal" fo:language="en" fo:country="US" fo:font-style="normal" fo:font-weight="normal" loext:padding="0cm" loext:border="none"/>
    </style:style>
    <style:style style:name="T13" style:family="text">
      <style:text-properties fo:font-variant="normal" fo:text-transform="none" fo:color="#000000" style:font-name="verdana" fo:font-size="9.75pt" fo:letter-spacing="normal" fo:language="en" fo:country="US" fo:font-style="normal" fo:font-weight="normal" officeooo:rsid="000e5033" loext:padding="0cm" loext:border="none"/>
    </style:style>
    <style:style style:name="T14" style:family="text">
      <style:text-properties fo:font-variant="normal" fo:text-transform="none" fo:color="#000000" style:font-name="verdana" fo:font-size="9.75pt" fo:letter-spacing="normal" fo:language="en" fo:country="US" fo:font-style="normal" fo:font-weight="normal" officeooo:rsid="000d4c32" loext:padding="0cm" loext:border="none"/>
    </style:style>
    <style:style style:name="T15" style:family="text">
      <style:text-properties fo:font-variant="normal" fo:text-transform="none" fo:color="#000000" style:font-name="verdana" fo:font-size="9.75pt" fo:letter-spacing="normal" fo:language="en" fo:country="US" fo:font-style="normal" fo:font-weight="normal" officeooo:rsid="000fd2a0"/>
    </style:style>
    <style:style style:name="T16" style:family="text">
      <style:text-properties fo:font-variant="normal" fo:text-transform="none" fo:color="#000000" style:text-line-through-style="none" style:text-line-through-type="none" style:font-name="verdana" fo:font-size="9.75pt" fo:letter-spacing="normal" fo:language="pt" fo:country="BR" fo:font-style="normal" style:text-underline-style="none" fo:font-weight="normal" style:text-blinking="false" loext:padding="0cm" loext:border="none"/>
    </style:style>
    <style:style style:name="T17" style:family="text">
      <style:text-properties officeooo:rsid="000d4c32"/>
    </style:style>
    <style:style style:name="T18" style:family="text">
      <style:text-properties fo:language="en" fo:country="US"/>
    </style:style>
    <style:style style:name="T19" style:family="text">
      <style:text-properties fo:language="en" fo:country="US" loext:padding="0cm" loext:border="none"/>
    </style:style>
    <style:style style:name="T20" style:family="text">
      <style:text-properties fo:language="en" fo:country="US" officeooo:rsid="000e5033"/>
    </style:style>
    <style:style style:name="T21" style:family="text">
      <style:text-properties fo:language="en" fo:country="US" officeooo:rsid="000e5033" loext:padding="0cm" loext:border="none"/>
    </style:style>
    <style:style style:name="T22" style:family="text">
      <style:text-properties fo:language="en" fo:country="US" officeooo:rsid="000fd2a0"/>
    </style:style>
    <style:style style:name="T23" style:family="text">
      <style:text-properties style:font-weight-asian="bold" style:font-weight-complex="bold"/>
    </style:style>
    <style:style style:name="T24" style:family="text">
      <style:text-properties officeooo:rsid="000e5033"/>
    </style:style>
    <style:style style:name="T25" style:family="text">
      <style:text-properties officeooo:rsid="000fd2a0"/>
    </style:style>
    <style:style style:name="T26" style:family="text">
      <style:text-properties style:text-line-through-style="none" style:text-line-through-type="none" style:text-underline-style="none" style:text-blinking="false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3">1. </text:span><text:span text:style-name="T2">O que é Python?</text:span></text:p>
      <text:p text:style-name="P8"><text:span text:style-name="T2"/></text:p>
      <text:p text:style-name="P10"><text:span text:style-name="T9">Python é uma linguagem de programação criada por Guido van Rossum em 1991. Os objetivos do projeto da linguagem eram: produtividade e legibilidade. Em outras palavras, Python é uma linguagem que foi criada para produzir código bom e fácil de manter de maneira rápida. Entre as características da linguagem que ressaltam esses objetivos estão:</text:span></text:p>
      <text:p text:style-name="P10"><text:span text:style-name="T9"/></text:p>
      <text:list xml:id="list4142788885" text:style-name="L2">
        <text:list-item>
          <text:p text:style-name="P19"><text:span text:style-name="T11">B</text:span><text:span text:style-name="T9">aixo uso de caracteres especiais, o que torna a linguagem muito parecida com </text:span><text:span text:style-name="Emphasis"><text:span text:style-name="T9">pseudo-código executável</text:span></text:span><text:span text:style-name="T9">;</text:span></text:p>
        </text:list-item>
        <text:list-item>
          <text:p text:style-name="P17"><text:span text:style-name="T5">O </text:span>uso de identação para marcar blocos;</text:p>
        </text:list-item>
        <text:list-item>
          <text:p text:style-name="P17"><text:span text:style-name="T26">Python é uma boa linguagem para começar a aprender programação</text:span></text:p>
        </text:list-item>
        <text:list-item>
          <text:p text:style-name="P17"><text:span text:style-name="T5">C</text:span>oletor de lixo para gerenciar automaticamente o uso da memória;</text:p>
        </text:list-item>
      </text:list>
      <text:p text:style-name="P18"/>
      <text:p text:style-name="P16">2. Declaração de variável:</text:p>
      <text:p text:style-name="P16"/>
      <text:p text:style-name="P16">Diferente de outras linguagens, Python não precisa dizer qual o tipo da variável (Integer, Float,etc)</text:p>
      <text:p text:style-name="P12">Exempl<text:span text:style-name="T17">o:</text:span></text:p>
      <text:p text:style-name="P12">nome = “João”</text:p>
      <text:p text:style-name="P11">numero_decimal = 2.5</text:p>
      <text:p text:style-name="P11">numero_inteiro = <text:span text:style-name="T17">5</text:span></text:p>
      <text:p text:style-name="P11"/>
      <text:p text:style-name="P11">OBS:</text:p>
      <text:list xml:id="list1148759283" text:style-name="L4">
        <text:list-item>
          <text:p text:style-name="P21">Variáve<text:span text:style-name="T17">l </text:span>sempre começa com letra ou “_”, nunca com números</text:p>
        </text:list-item>
        <text:list-item>
          <text:p text:style-name="P21">Variável é case-sensitive, “Nome” é diferente de “nome”</text:p>
        </text:list-item>
      </text:list>
      <text:p text:style-name="P20"/>
      <text:p text:style-name="P24">3. Como comentar um código:</text:p>
      <text:p text:style-name="P24"/>
      <text:p text:style-name="P24">Exemplo 1:</text:p>
      <text:p text:style-name="P24"/>
      <text:p text:style-name="P24"><text:span text:style-name="T23">#nome = “João” (Variavel é comentada)</text:span>​</text:p>
      <text:p text:style-name="P24"/>
      <text:p text:style-name="P24">nome = “João” #Variavel de nome (Variável não é comentada)​</text:p>
      <text:p text:style-name="P24"/>
      <text:p text:style-name="P24">Exemplo 2:</text:p>
      <text:p text:style-name="P24"/>
      <text:p text:style-name="P25">“””</text:p>
      <text:p text:style-name="P24"/>
      <text:p text:style-name="P24">Tudo escrito entre três tremas duplas estará comentado,</text:p>
      <text:p text:style-name="P24"/>
      <text:p text:style-name="P24">não importando se está quebrado em diferentes linhas</text:p>
      <text:p text:style-name="P24"/>
      <text:p text:style-name="P25"><text:s text:c="2"/>”””</text:p>
      <text:p text:style-name="P16"/>
      <text:p text:style-name="P1"/>
      <text:p text:style-name="P5">3. Funções:</text:p>
      <text:p text:style-name="P2"><text:span text:style-name="T25">Funções são blocos de comando que rodam apenas quando são chamados.</text:span></text:p>
      <text:p text:style-name="P11">Ex: valor_subtracao = 1<text:span text:style-name="T25">0</text:span></text:p>
      <text:p text:style-name="P13"><text:s text:c="6"/>def subtracao(valor):</text:p>
      <text:p text:style-name="P11"><text:s text:c="6"/>print(valor)</text:p>
      <text:p text:style-name="P11">valor = valor - valor_subtracao</text:p>
      <text:p text:style-name="P11">print(valor)</text:p>
      <text:p text:style-name="P11">​</text:p>
      <text:p text:style-name="P11">       subtracao(20)</text:p>
      <text:p text:style-name="P2"><text:soft-page-break/></text:p>
      <text:p text:style-name="P4">4. Comando print:</text:p>
      <text:p text:style-name="P4">Exemplo 1:</text:p>
      <text:list xml:id="list4136562857" text:style-name="L5">
        <text:list-item>
          <text:p text:style-name="P22">print(“Hello, World!”)</text:p>
        </text:list-item>
      </text:list>
      <text:p text:style-name="P11"/>
      <text:p text:style-name="P11"><text:span text:style-name="T17">E</text:span>xemplo <text:span text:style-name="T17">2:</text:span></text:p>
      <text:p text:style-name="P11"/>
      <text:list xml:id="list2762161888" text:style-name="L6">
        <text:list-item>
          <text:p text:style-name="P23">nome = “João”</text:p>
        </text:list-item>
        <text:list-item>
          <text:p text:style-name="P23">print(nome)</text:p>
        </text:list-item>
      </text:list>
      <text:p text:style-name="P4"/>
      <text:p text:style-name="P4">5. Listas:</text:p>
      <text:p text:style-name="P4">Exemplo 1:</text:p>
      <text:p text:style-name="P11">lista = [“João”, “Maria”, “Marcos”]</text:p>
      <text:p text:style-name="P11"/>
      <text:p text:style-name="P11"><text:span text:style-name="T17">Ex</text:span>emplo <text:span text:style-name="T17">2:</text:span></text:p>
      <text:p text:style-name="P11">lista = [1, 2, 3]</text:p>
      <text:p text:style-name="P11">print(lista[0])#print trará o valor “1” da lista</text:p>
      <text:p text:style-name="P12"/>
      <text:p text:style-name="P12">OBS:</text:p>
      <text:p text:style-name="P12">No Python a lista sempre começa na posição 0. No exemplo 2 temos três posições na lista, onde:</text:p>
      <text:p text:style-name="P11">posição 0 = 1</text:p>
      <text:p text:style-name="P11">posição 1 = 2</text:p>
      <text:p text:style-name="P11"/>
      <text:p text:style-name="P4"><text:span text:style-name="T24">6. </text:span>Comparações:</text:p>
      <text:list xml:id="list3676201212" text:style-name="L8">
        <text:list-item>
          <text:p text:style-name="P3"><text:span text:style-name="T17">Igual: a == b</text:span></text:p>
        </text:list-item>
        <text:list-item>
          <text:p text:style-name="P3">Diferente: a != b</text:p>
        </text:list-item>
        <text:list-item>
          <text:p text:style-name="P3">Menor que: a &lt; <text:span text:style-name="T24">b</text:span></text:p>
        </text:list-item>
        <text:list-item>
          <text:p text:style-name="P3">Menor igual: a &lt;= <text:span text:style-name="T24">b</text:span></text:p>
        </text:list-item>
        <text:list-item>
          <text:p text:style-name="P3">Maior que: a &gt; b</text:p>
        </text:list-item>
        <text:list-item>
          <text:p text:style-name="P3">Maior igual: a &gt;= b</text:p>
        </text:list-item>
      </text:list>
      <text:p text:style-name="P6">7. Operadores Lógicos:</text:p>
      <text:p text:style-name="P6">E: and</text:p>
      <text:p text:style-name="P11">Ex: a = 1</text:p>
      <text:p text:style-name="P11"><text:s text:c="6"/>b = 2</text:p>
      <text:p text:style-name="P11"><text:s text:c="6"/>c = 3</text:p>
      <text:p text:style-name="P11"><text:s text:c="6"/>if a &lt; b and c &gt; b:</text:p>
      <text:p text:style-name="P11">print(“Esta validação retornou verdadeiro”)</text:p>
      <text:p text:style-name="P11"/>
      <text:p text:style-name="P11">Ou: or</text:p>
      <text:p text:style-name="P11">Ex: a = <text:span text:style-name="T24">1</text:span></text:p>
      <text:p text:style-name="P14"><text:s text:c="7"/>b = 2</text:p>
      <text:p text:style-name="P11"><text:s text:c="7"/>c = <text:span text:style-name="T24">3</text:span></text:p>
      <text:p text:style-name="P11"><text:s text:c="7"/>if a &gt; b or c &gt; b:</text:p>
      <text:p text:style-name="P11">print(“Esta validação retornou verdadeiro”)</text:p>
      <text:p text:style-name="P11"/>
      <text:p text:style-name="P11">Não: not</text:p>
      <text:p text:style-name="P11">Ex: x = <text:span text:style-name="T24">5</text:span></text:p>
      <text:p text:style-name="P11"><text:soft-page-break/><text:s text:c="6"/>print(not(x &gt; 3 and x &lt; 10))</text:p>
      <text:p text:style-name="P6"/>
      <text:p text:style-name="P6">8. Comparação X Atribuição:</text:p>
      <text:p text:style-name="P6"/>
      <text:p text:style-name="P6">Devemos tomar cuidado com sinal de comparação (==) e com o sinal de atribuição (=)</text:p>
      <text:p text:style-name="P11"/>
      <text:p text:style-name="P11">“==” serve para realizar uma comparação de um valor com outr<text:span text:style-name="T24">o</text:span></text:p>
      <text:p text:style-name="P11"/>
      <text:p text:style-name="P14">Ex: if a == b:</text:p>
      <text:p text:style-name="P14">…</text:p>
      <text:p text:style-name="P11"/>
      <text:p text:style-name="P11">“=” serve para atribuição de valor</text:p>
      <text:p text:style-name="P11"/>
      <text:p text:style-name="P11">Ex: a = <text:span text:style-name="T24">2</text:span></text:p>
      <text:p text:style-name="P11"><text:s text:c="6"/>b = 4</text:p>
      <text:p text:style-name="P11"/>
      <text:p text:style-name="P14"><text:span text:style-name="T24">9. </text:span>If … elif<text:span text:style-name="T24">:</text:span></text:p>
      <text:p text:style-name="P14"/>
      <text:p text:style-name="P14"><text:span text:style-name="T24">Exemplo:</text:span></text:p>
      <text:p text:style-name="P11"><text:s text:c="14"/>a = 10</text:p>
      <text:p text:style-name="P11"><text:s text:c="14"/>b = 20</text:p>
      <text:p text:style-name="P11"><text:s text:c="2"/>if b &gt; a:</text:p>
      <text:p text:style-name="P11">print(“b é maior que a”)</text:p>
      <text:p text:style-name="P11"><text:s text:c="2"/>elif b == a:</text:p>
      <text:p text:style-name="P11">print(“b é igual a a”)</text:p>
      <text:p text:style-name="P11"><text:s text:c="2"/>else:</text:p>
      <text:p text:style-name="P11">print(“b é menor que a”)</text:p>
      <text:p text:style-name="P14"/>
      <text:p text:style-name="P15">10. While:</text:p>
      <text:p text:style-name="P15"/>
      <text:p text:style-name="P15">O Comando while é um laço que irá executar tudo que estiver dentro dele enquanto sua condição for verdadeira.</text:p>
      <text:p text:style-name="P14"/>
      <text:p text:style-name="P14">Ex: a = 1</text:p>
      <text:p text:style-name="P14"><text:s text:c="6"/>while a &lt; 6:</text:p>
      <text:p text:style-name="P14">print(a<text:span text:style-name="T24">)</text:span></text:p>
      <text:p text:style-name="P11">a += 1</text:p>
      <text:p text:style-name="P11"/>
      <text:p text:style-name="P11">IMPORTANTE: Sempre na cadeia de comandos dentro do while, o valor deve ser incrementado/quebrado, caso contrário o loop continuará infinitamente.</text:p>
      <text:p text:style-name="P15"/>
      <text:p text:style-name="P5"/>
      <text:p text:style-name="P5">11. For:</text:p>
      <text:p text:style-name="P5">O comando for é um laço que se repete por um número determinado de vezes. Este número de vezes é determinado antes do início do comando.</text:p>
      <text:p text:style-name="P11">Ex: frutas = ["maçã", "banana", "cereja"<text:span text:style-name="T25">]</text:span></text:p>
      <text:p text:style-name="P11"><text:s text:c="7"/>for item in frutas:</text:p>
      <text:p text:style-name="P11"><text:s text:c="7"/>print(item)</text:p>
      <text:p text:style-name="P7"><text:span text:style-name="T12"/></text:p>
      <text:p text:style-name="P7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Arial MSFontService', sans-serif"/>
    <style:font-face style:name="Lohit Devanagari1" svg:font-family="'Lohit Devanagari'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21:49:59.401329402</meta:creation-date>
    <dc:date>2019-08-01T22:30:40.066230961</dc:date>
    <meta:editing-duration>PT4M39S</meta:editing-duration>
    <meta:editing-cycles>1</meta:editing-cycles>
    <meta:document-statistic meta:table-count="0" meta:image-count="0" meta:object-count="0" meta:page-count="3" meta:paragraph-count="102" meta:word-count="567" meta:character-count="3088" meta:non-whitespace-character-count="2508"/>
    <meta:generator>LibreOffice/6.0.7.3$Linux_X86_64 LibreOffice_project/00m0$Build-3</meta:generator>
  </office:meta>
</office:document-meta>
</file>